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ciiHash" table:style-name="ta1">
        <table:shapes>
          <draw:frame draw:z-index="0" draw:style-name="gr1" draw:text-style-name="P1" svg:width="15.999cm" svg:height="8.999cm" svg:x="1.172cm" svg:y="0.1cm">
            <draw:object draw:notify-on-update-of-ranges="asciiHash.B1:asciiHash.B33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1:41:47.632020447</dc:date>
    <meta:editing-duration>PT9M46S</meta:editing-duration>
    <meta:editing-cycles>1</meta:editing-cycles>
    <meta:document-statistic meta:table-count="1" meta:cell-count="677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911cm" svg:y="0.316cm" chart:style-name="ch2">
          <text:p>AsciiHash</text:p>
        </chart:title>
        <chart:plot-area chart:style-name="ch3" table:cell-range-address="asciiHash.B1:asciiHash.B3385" svg:x="1.331cm" svg:y="1.275cm" svg:width="14.349cm" svg:height="6.564cm">
          <chart:coordinate-region svg:x="2.138cm" svg:y="1.474cm" svg:width="13.542cm" svg:height="5.31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asciiHash.B1:asciiHash.B3385" chart:class="chart:area">
            <chart:data-point chart:repeated="3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sciiHash.B1:asciiHash.B3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